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579cm" style:rel-column-width="24513*"/>
    </style:style>
    <style:style style:name="Table2.B" style:family="table-column">
      <style:table-column-properties style:column-width="11.01cm" style:rel-column-width="410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5cm" style:rel-column-width="20136*"/>
    </style:style>
    <style:style style:name="Table1.B" style:family="table-column">
      <style:table-column-properties style:column-width="3.401cm" style:rel-column-width="12670*"/>
    </style:style>
    <style:style style:name="Table1.C" style:family="table-column">
      <style:table-column-properties style:column-width="8.784cm" style:rel-column-width="327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6cm" style:rel-column-width="20865*"/>
    </style:style>
    <style:style style:name="Table3.B" style:family="table-column">
      <style:table-column-properties style:column-width="7.592cm" style:rel-column-width="28285*"/>
    </style:style>
    <style:style style:name="Table3.C" style:family="table-column">
      <style:table-column-properties style:column-width="4.397cm" style:rel-column-width="1638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2" style:family="table-row">
      <style:table-row-properties style:min-row-height="1.812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1.381cm"/>
    </style:style>
    <style:style style:name="P1" style:family="paragraph" style:parent-style-name="Table_20_Contents">
      <style:text-properties fo:language="cs" fo:country="CZ" fo:font-weight="bold" officeooo:rsid="00056ae2" officeooo:paragraph-rsid="00341284" style:font-weight-asian="bold" style:font-weight-complex="bold"/>
    </style:style>
    <style:style style:name="P2" style:family="paragraph" style:parent-style-name="Table_20_Contents">
      <style:text-properties fo:language="cs" fo:country="CZ" fo:font-weight="bold" officeooo:rsid="0005b4b6" officeooo:paragraph-rsid="0005b4b6" fo:background-color="#ff3333" style:font-weight-asian="bold" style:font-weight-complex="bold"/>
    </style:style>
    <style:style style:name="P3" style:family="paragraph" style:parent-style-name="Table_20_Contents">
      <style:text-properties fo:language="cs" fo:country="CZ" fo:font-weight="bold" officeooo:rsid="0005b4b6" officeooo:paragraph-rsid="0005b4b6" fo:background-color="#b2b2b2" style:font-weight-asian="bold" style:font-weight-complex="bold"/>
    </style:style>
    <style:style style:name="P4" style:family="paragraph" style:parent-style-name="Table_20_Contents">
      <style:text-properties fo:language="cs" fo:country="CZ" fo:font-weight="bold" officeooo:rsid="00252d8c" officeooo:paragraph-rsid="00252d8c" fo:background-color="#996633" style:font-weight-asian="bold" style:font-weight-complex="bold"/>
    </style:style>
    <style:style style:name="P5" style:family="paragraph" style:parent-style-name="Table_20_Contents">
      <style:text-properties fo:language="cs" fo:country="CZ" fo:font-weight="bold" officeooo:rsid="00252d8c" officeooo:paragraph-rsid="00252d8c" fo:background-color="#0066ff" style:font-weight-asian="bold" style:font-weight-complex="bold"/>
    </style:style>
    <style:style style:name="P6" style:family="paragraph" style:parent-style-name="Table_20_Contents">
      <style:text-properties fo:language="cs" fo:country="CZ" fo:font-weight="bold" officeooo:rsid="00252d8c" officeooo:paragraph-rsid="00252d8c" fo:background-color="#ff99ff" style:font-weight-asian="bold" style:font-weight-complex="bold"/>
    </style:style>
    <style:style style:name="P7" style:family="paragraph" style:parent-style-name="Table_20_Contents">
      <style:text-properties fo:language="cs" fo:country="CZ" officeooo:rsid="0005b4b6" officeooo:paragraph-rsid="0005b4b6"/>
    </style:style>
    <style:style style:name="P8" style:family="paragraph" style:parent-style-name="Table_20_Contents">
      <style:text-properties fo:language="cs" fo:country="CZ" officeooo:rsid="0007e16a" officeooo:paragraph-rsid="0007e16a"/>
    </style:style>
    <style:style style:name="P9" style:family="paragraph" style:parent-style-name="Table_20_Contents">
      <style:text-properties fo:language="cs" fo:country="CZ" officeooo:rsid="000bbc4b" officeooo:paragraph-rsid="000bbc4b"/>
    </style:style>
    <style:style style:name="P10" style:family="paragraph" style:parent-style-name="Table_20_Contents">
      <style:text-properties fo:language="cs" fo:country="CZ" officeooo:rsid="00120561" officeooo:paragraph-rsid="001446fc"/>
    </style:style>
    <style:style style:name="P11" style:family="paragraph" style:parent-style-name="Table_20_Contents">
      <style:text-properties fo:language="cs" fo:country="CZ" officeooo:rsid="00130395" officeooo:paragraph-rsid="001446fc"/>
    </style:style>
    <style:style style:name="P12" style:family="paragraph" style:parent-style-name="Table_20_Contents">
      <style:text-properties fo:language="cs" fo:country="CZ" officeooo:rsid="0014d360" officeooo:paragraph-rsid="0014d360"/>
    </style:style>
    <style:style style:name="P13" style:family="paragraph" style:parent-style-name="Table_20_Contents">
      <style:text-properties fo:language="cs" fo:country="CZ" officeooo:rsid="001ba28d" officeooo:paragraph-rsid="001ba28d"/>
    </style:style>
    <style:style style:name="P14" style:family="paragraph" style:parent-style-name="Table_20_Contents">
      <style:text-properties fo:language="cs" fo:country="CZ" officeooo:rsid="0020f550" officeooo:paragraph-rsid="0020f550"/>
    </style:style>
    <style:style style:name="P15" style:family="paragraph" style:parent-style-name="Table_20_Contents">
      <style:text-properties fo:language="cs" fo:country="CZ" officeooo:rsid="0022b892" officeooo:paragraph-rsid="0022b892"/>
    </style:style>
    <style:style style:name="P16" style:family="paragraph" style:parent-style-name="Table_20_Contents">
      <style:text-properties fo:language="cs" fo:country="CZ" officeooo:rsid="0029e84c" officeooo:paragraph-rsid="0029e84c"/>
    </style:style>
    <style:style style:name="P17" style:family="paragraph" style:parent-style-name="Table_20_Contents">
      <style:text-properties fo:language="cs" fo:country="CZ" officeooo:rsid="00321339" officeooo:paragraph-rsid="00341284"/>
    </style:style>
    <style:style style:name="P18" style:family="paragraph" style:parent-style-name="Table_20_Contents">
      <style:text-properties fo:language="cs" fo:country="CZ" officeooo:rsid="000917e6" officeooo:paragraph-rsid="00341284"/>
    </style:style>
    <style:style style:name="P19" style:family="paragraph" style:parent-style-name="Table_20_Contents">
      <style:text-properties fo:language="cs" fo:country="CZ" officeooo:rsid="000e7254" officeooo:paragraph-rsid="00341284"/>
    </style:style>
    <style:style style:name="P20" style:family="paragraph" style:parent-style-name="Table_20_Contents">
      <style:text-properties fo:language="cs" fo:country="CZ" officeooo:rsid="00268796" officeooo:paragraph-rsid="00341284"/>
    </style:style>
    <style:style style:name="P21" style:family="paragraph" style:parent-style-name="Table_20_Contents">
      <style:text-properties fo:language="cs" fo:country="CZ" officeooo:rsid="001dd89e" officeooo:paragraph-rsid="00341284"/>
    </style:style>
    <style:style style:name="P22" style:family="paragraph" style:parent-style-name="Table_20_Contents">
      <style:text-properties fo:language="cs" fo:country="CZ" officeooo:rsid="00056ae2" officeooo:paragraph-rsid="00341284"/>
    </style:style>
    <style:style style:name="P23" style:family="paragraph" style:parent-style-name="Table_20_Contents">
      <style:text-properties fo:language="cs" fo:country="CZ" officeooo:rsid="002d3ce4" officeooo:paragraph-rsid="00341284"/>
    </style:style>
    <style:style style:name="P24" style:family="paragraph" style:parent-style-name="Table_20_Contents">
      <style:text-properties fo:language="cs" fo:country="CZ" officeooo:rsid="0046e36b" officeooo:paragraph-rsid="0046e36b"/>
    </style:style>
    <style:style style:name="P25" style:family="paragraph" style:parent-style-name="Table_20_Contents">
      <style:text-properties fo:language="cs" fo:country="CZ" officeooo:rsid="0054ad1d" officeooo:paragraph-rsid="0054ad1d"/>
    </style:style>
    <style:style style:name="P26" style:family="paragraph" style:parent-style-name="Table_20_Contents">
      <style:text-properties officeooo:paragraph-rsid="0014d360"/>
    </style:style>
    <style:style style:name="P27" style:family="paragraph" style:parent-style-name="Table_20_Contents">
      <style:text-properties fo:language="en" fo:country="US" officeooo:rsid="0022b892" officeooo:paragraph-rsid="0022b892"/>
    </style:style>
    <style:style style:name="P28" style:family="paragraph" style:parent-style-name="Table_20_Contents">
      <style:text-properties fo:language="en" fo:country="US" officeooo:rsid="0052bf9f" officeooo:paragraph-rsid="0052bf9f"/>
    </style:style>
    <style:style style:name="P29" style:family="paragraph" style:parent-style-name="Table_20_Contents">
      <style:text-properties officeooo:paragraph-rsid="0029e84c"/>
    </style:style>
    <style:style style:name="P30" style:family="paragraph" style:parent-style-name="Table_20_Contents">
      <style:text-properties officeooo:paragraph-rsid="0007e16a"/>
    </style:style>
    <style:style style:name="P31" style:family="paragraph" style:parent-style-name="Table_20_Contents">
      <style:text-properties officeooo:paragraph-rsid="00341284"/>
    </style:style>
    <style:style style:name="P32" style:family="paragraph" style:parent-style-name="Table_20_Contents">
      <style:text-properties officeooo:paragraph-rsid="0051b9d7"/>
    </style:style>
    <style:style style:name="P33" style:family="paragraph" style:parent-style-name="Text_20_body">
      <style:text-properties fo:language="cs" fo:country="CZ" officeooo:rsid="000ca94b" officeooo:paragraph-rsid="000ca94b"/>
    </style:style>
    <style:style style:name="P34" style:family="paragraph" style:parent-style-name="Text_20_body">
      <style:text-properties fo:language="cs" fo:country="CZ" officeooo:rsid="001446fc" officeooo:paragraph-rsid="001446fc"/>
    </style:style>
    <style:style style:name="P35" style:family="paragraph" style:parent-style-name="Text_20_body">
      <style:text-properties fo:language="cs" fo:country="CZ" officeooo:rsid="001446fc" officeooo:paragraph-rsid="00341284"/>
    </style:style>
    <style:style style:name="P36" style:family="paragraph" style:parent-style-name="Text_20_body">
      <style:text-properties fo:language="cs" fo:country="CZ" officeooo:rsid="002997ae" officeooo:paragraph-rsid="002997ae"/>
    </style:style>
    <style:style style:name="P37" style:family="paragraph" style:parent-style-name="Text_20_body">
      <style:text-properties fo:language="cs" fo:country="CZ" officeooo:rsid="000cb14c" officeooo:paragraph-rsid="002bccea"/>
    </style:style>
    <style:style style:name="P38" style:family="paragraph" style:parent-style-name="Text_20_body">
      <style:text-properties fo:language="cs" fo:country="CZ" officeooo:rsid="0005b4b6" officeooo:paragraph-rsid="001446fc"/>
    </style:style>
    <style:style style:name="P39" style:family="paragraph" style:parent-style-name="Text_20_body">
      <style:text-properties fo:language="cs" fo:country="CZ" officeooo:rsid="003e9d15" officeooo:paragraph-rsid="003e9d15"/>
    </style:style>
    <style:style style:name="P40" style:family="paragraph" style:parent-style-name="Text_20_body">
      <style:text-properties fo:language="cs" fo:country="CZ" officeooo:rsid="003f959f" officeooo:paragraph-rsid="003f959f"/>
    </style:style>
    <style:style style:name="P41" style:family="paragraph" style:parent-style-name="Text_20_body">
      <style:text-properties fo:language="cs" fo:country="CZ" officeooo:rsid="0046e36b" officeooo:paragraph-rsid="0046e36b"/>
    </style:style>
    <style:style style:name="P42" style:family="paragraph" style:parent-style-name="Text_20_body">
      <style:text-properties fo:language="cs" fo:country="CZ" officeooo:rsid="0048c319" officeooo:paragraph-rsid="0048c319"/>
    </style:style>
    <style:style style:name="P43" style:family="paragraph" style:parent-style-name="Text_20_body">
      <style:text-properties fo:language="cs" fo:country="CZ" officeooo:rsid="004a2d7f" officeooo:paragraph-rsid="004a2d7f"/>
    </style:style>
    <style:style style:name="P44" style:family="paragraph" style:parent-style-name="Text_20_body">
      <style:text-properties fo:language="cs" fo:country="CZ" officeooo:rsid="00378abc" officeooo:paragraph-rsid="00378abc"/>
    </style:style>
    <style:style style:name="P45" style:family="paragraph" style:parent-style-name="Text_20_body">
      <style:text-properties fo:language="cs" fo:country="CZ" officeooo:rsid="00464f38" officeooo:paragraph-rsid="004b2cd4"/>
    </style:style>
    <style:style style:name="P46" style:family="paragraph" style:parent-style-name="Text_20_body">
      <style:text-properties officeooo:rsid="000ca94b" officeooo:paragraph-rsid="000ca94b"/>
    </style:style>
    <style:style style:name="P47" style:family="paragraph" style:parent-style-name="Text_20_body">
      <style:text-properties officeooo:paragraph-rsid="0005b4b6"/>
    </style:style>
    <style:style style:name="P48" style:family="paragraph" style:parent-style-name="Text_20_body">
      <style:text-properties officeooo:rsid="001446fc" officeooo:paragraph-rsid="0020f550"/>
    </style:style>
    <style:style style:name="P49" style:family="paragraph" style:parent-style-name="Text_20_body">
      <style:text-properties officeooo:paragraph-rsid="002bccea"/>
    </style:style>
    <style:style style:name="P50" style:family="paragraph" style:parent-style-name="Text_20_body">
      <style:text-properties officeooo:paragraph-rsid="001446fc"/>
    </style:style>
    <style:style style:name="P51" style:family="paragraph" style:parent-style-name="Text_20_body">
      <style:text-properties officeooo:paragraph-rsid="00378abc"/>
    </style:style>
    <style:style style:name="P52" style:family="paragraph" style:parent-style-name="Text_20_body">
      <style:text-properties officeooo:rsid="00378abc" officeooo:paragraph-rsid="00378abc"/>
    </style:style>
    <style:style style:name="P53" style:family="paragraph" style:parent-style-name="Text_20_body">
      <style:text-properties officeooo:paragraph-rsid="0020f550"/>
    </style:style>
    <style:style style:name="P54" style:family="paragraph" style:parent-style-name="Text_20_body">
      <style:text-properties officeooo:paragraph-rsid="003aafe3"/>
    </style:style>
    <style:style style:name="P55" style:family="paragraph" style:parent-style-name="Text_20_body">
      <style:text-properties officeooo:paragraph-rsid="003f959f"/>
    </style:style>
    <style:style style:name="P56" style:family="paragraph" style:parent-style-name="Text_20_body">
      <style:text-properties officeooo:paragraph-rsid="003e9d15"/>
    </style:style>
    <style:style style:name="P57" style:family="paragraph" style:parent-style-name="Text_20_body">
      <style:text-properties officeooo:paragraph-rsid="004541c4"/>
    </style:style>
    <style:style style:name="P58" style:family="paragraph" style:parent-style-name="Text_20_body">
      <style:text-properties officeooo:paragraph-rsid="00464f38"/>
    </style:style>
    <style:style style:name="P59" style:family="paragraph" style:parent-style-name="Text_20_body">
      <style:text-properties officeooo:rsid="004ca89f" officeooo:paragraph-rsid="004ca89f"/>
    </style:style>
    <style:style style:name="P60" style:family="paragraph" style:parent-style-name="Text_20_body">
      <style:text-properties officeooo:paragraph-rsid="004ca89f"/>
    </style:style>
    <style:style style:name="P61" style:family="paragraph" style:parent-style-name="Text_20_body">
      <style:text-properties officeooo:paragraph-rsid="000cb14c"/>
    </style:style>
    <style:style style:name="P62" style:family="paragraph" style:parent-style-name="Text_20_body">
      <style:text-properties officeooo:paragraph-rsid="00575708"/>
    </style:style>
    <style:style style:name="P63" style:family="paragraph" style:parent-style-name="Standard">
      <style:text-properties fo:language="cs" fo:country="CZ" officeooo:rsid="00056ae2" officeooo:paragraph-rsid="00341284"/>
    </style:style>
    <style:style style:name="P64" style:family="paragraph" style:parent-style-name="Standard">
      <style:text-properties fo:language="cs" fo:country="CZ" officeooo:rsid="0014d360" officeooo:paragraph-rsid="00341284"/>
    </style:style>
    <style:style style:name="P65" style:family="paragraph" style:parent-style-name="Heading_20_1">
      <style:text-properties officeooo:paragraph-rsid="00378abc"/>
    </style:style>
    <style:style style:name="P66" style:family="paragraph" style:parent-style-name="Heading_20_1">
      <style:text-properties officeooo:paragraph-rsid="001446fc"/>
    </style:style>
    <style:style style:name="P67" style:family="paragraph" style:parent-style-name="Heading_20_1">
      <style:text-properties officeooo:paragraph-rsid="00341284"/>
    </style:style>
    <style:style style:name="P68" style:family="paragraph" style:parent-style-name="Heading_20_1">
      <style:text-properties officeooo:paragraph-rsid="0005b4b6"/>
    </style:style>
    <style:style style:name="P69" style:family="paragraph" style:parent-style-name="Heading_20_1">
      <style:text-properties fo:language="cs" fo:country="CZ" officeooo:rsid="00378abc" officeooo:paragraph-rsid="00378abc"/>
    </style:style>
    <style:style style:name="P70" style:family="paragraph" style:parent-style-name="Heading_20_1">
      <style:text-properties fo:language="cs" fo:country="CZ" officeooo:rsid="00242058" officeooo:paragraph-rsid="00242058"/>
    </style:style>
    <style:style style:name="P71" style:family="paragraph" style:parent-style-name="Heading_20_1">
      <style:text-properties fo:language="cs" fo:country="CZ" officeooo:rsid="0059c2c7" officeooo:paragraph-rsid="0059c2c7"/>
    </style:style>
    <style:style style:name="P72" style:family="paragraph" style:parent-style-name="Heading_20_1">
      <style:text-properties style:font-name="Liberation Sans" fo:font-size="18.2000007629395pt" fo:language="cs" fo:country="CZ" fo:font-weight="bold" officeooo:rsid="000cb14c" officeooo:paragraph-rsid="000cb14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73" style:family="paragraph" style:parent-style-name="Text_20_body" style:list-style-name="L1">
      <style:text-properties officeooo:paragraph-rsid="003d0a8f"/>
    </style:style>
    <style:style style:name="P74" style:family="paragraph" style:parent-style-name="Text_20_body" style:list-style-name="L1">
      <style:text-properties fo:language="cs" fo:country="CZ" officeooo:rsid="003d0a8f" officeooo:paragraph-rsid="003d0a8f"/>
    </style:style>
    <style:style style:name="P75" style:family="paragraph" style:parent-style-name="Text_20_body" style:list-style-name="L2">
      <style:text-properties fo:language="cs" fo:country="CZ" officeooo:rsid="003f959f" officeooo:paragraph-rsid="003f959f"/>
    </style:style>
    <style:style style:name="P76" style:family="paragraph" style:parent-style-name="Text_20_body" style:list-style-name="L2">
      <style:text-properties fo:language="cs" fo:country="CZ" officeooo:rsid="00415a82" officeooo:paragraph-rsid="00415a82"/>
    </style:style>
    <style:style style:name="P77" style:family="paragraph" style:parent-style-name="Text_20_body">
      <style:text-properties officeooo:paragraph-rsid="0059c2c7"/>
    </style:style>
    <style:style style:name="P78" style:family="paragraph" style:parent-style-name="Text_20_body">
      <style:text-properties officeooo:rsid="005afae7" officeooo:paragraph-rsid="005afae7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56ae2"/>
    </style:style>
    <style:style style:name="T3" style:family="text">
      <style:text-properties fo:language="cs" fo:country="CZ" fo:font-weight="bold" officeooo:rsid="00056ae2" style:font-weight-asian="bold" style:font-weight-complex="bold"/>
    </style:style>
    <style:style style:name="T4" style:family="text">
      <style:text-properties fo:language="cs" fo:country="CZ" fo:font-weight="bold" officeooo:rsid="0029e84c" style:font-weight-asian="bold" style:font-weight-complex="bold"/>
    </style:style>
    <style:style style:name="T5" style:family="text">
      <style:text-properties fo:language="cs" fo:country="CZ" fo:font-weight="bold" officeooo:rsid="00378abc" style:font-weight-asian="bold" style:font-weight-complex="bold"/>
    </style:style>
    <style:style style:name="T6" style:family="text">
      <style:text-properties fo:language="cs" fo:country="CZ" fo:font-weight="bold" officeooo:rsid="004541c4" style:font-weight-asian="bold" style:font-weight-complex="bold"/>
    </style:style>
    <style:style style:name="T7" style:family="text">
      <style:text-properties fo:language="cs" fo:country="CZ" fo:font-weight="bold" officeooo:rsid="0051b9d7" style:font-weight-asian="bold" style:font-weight-complex="bold"/>
    </style:style>
    <style:style style:name="T8" style:family="text">
      <style:text-properties fo:language="cs" fo:country="CZ" officeooo:rsid="0005b4b6"/>
    </style:style>
    <style:style style:name="T9" style:family="text">
      <style:text-properties fo:language="cs" fo:country="CZ" officeooo:rsid="000a5614"/>
    </style:style>
    <style:style style:name="T10" style:family="text">
      <style:text-properties fo:language="cs" fo:country="CZ" officeooo:rsid="000ca94b"/>
    </style:style>
    <style:style style:name="T11" style:family="text">
      <style:text-properties fo:language="cs" fo:country="CZ" officeooo:rsid="000cb14c"/>
    </style:style>
    <style:style style:name="T12" style:family="text">
      <style:text-properties fo:language="cs" fo:country="CZ" officeooo:rsid="000e7254"/>
    </style:style>
    <style:style style:name="T13" style:family="text">
      <style:text-properties fo:language="cs" fo:country="CZ" officeooo:rsid="0014d360"/>
    </style:style>
    <style:style style:name="T14" style:family="text">
      <style:text-properties fo:language="cs" fo:country="CZ" officeooo:rsid="0016f0ad"/>
    </style:style>
    <style:style style:name="T15" style:family="text">
      <style:text-properties fo:language="cs" fo:country="CZ" officeooo:rsid="001ba28d"/>
    </style:style>
    <style:style style:name="T16" style:family="text">
      <style:text-properties fo:language="cs" fo:country="CZ" officeooo:rsid="0020f550"/>
    </style:style>
    <style:style style:name="T17" style:family="text">
      <style:text-properties fo:language="cs" fo:country="CZ" officeooo:rsid="0007e16a"/>
    </style:style>
    <style:style style:name="T18" style:family="text">
      <style:text-properties fo:language="cs" fo:country="CZ" officeooo:rsid="002b04fa"/>
    </style:style>
    <style:style style:name="T19" style:family="text">
      <style:text-properties fo:language="cs" fo:country="CZ" officeooo:rsid="002bccea"/>
    </style:style>
    <style:style style:name="T20" style:family="text">
      <style:text-properties fo:language="cs" fo:country="CZ" officeooo:rsid="001446fc"/>
    </style:style>
    <style:style style:name="T21" style:family="text">
      <style:text-properties fo:language="cs" fo:country="CZ" officeooo:rsid="002d3ce4"/>
    </style:style>
    <style:style style:name="T22" style:family="text">
      <style:text-properties fo:language="cs" fo:country="CZ" officeooo:rsid="00378abc"/>
    </style:style>
    <style:style style:name="T23" style:family="text">
      <style:text-properties fo:language="cs" fo:country="CZ" officeooo:rsid="00388418"/>
    </style:style>
    <style:style style:name="T24" style:family="text">
      <style:text-properties fo:language="cs" fo:country="CZ" officeooo:rsid="00396eed"/>
    </style:style>
    <style:style style:name="T25" style:family="text">
      <style:text-properties fo:language="cs" fo:country="CZ" officeooo:rsid="002997ae"/>
    </style:style>
    <style:style style:name="T26" style:family="text">
      <style:text-properties fo:language="cs" fo:country="CZ" officeooo:rsid="003aafe3"/>
    </style:style>
    <style:style style:name="T27" style:family="text">
      <style:text-properties fo:language="cs" fo:country="CZ" fo:font-style="italic" officeooo:rsid="00388418" style:font-style-asian="italic" style:font-style-complex="italic"/>
    </style:style>
    <style:style style:name="T28" style:family="text">
      <style:text-properties fo:language="cs" fo:country="CZ" officeooo:rsid="003b311a"/>
    </style:style>
    <style:style style:name="T29" style:family="text">
      <style:text-properties fo:language="cs" fo:country="CZ" officeooo:rsid="003d0a8f"/>
    </style:style>
    <style:style style:name="T30" style:family="text">
      <style:text-properties fo:language="cs" fo:country="CZ" officeooo:rsid="003f959f"/>
    </style:style>
    <style:style style:name="T31" style:family="text">
      <style:text-properties fo:language="cs" fo:country="CZ" officeooo:rsid="003e9d15"/>
    </style:style>
    <style:style style:name="T32" style:family="text">
      <style:text-properties fo:language="cs" fo:country="CZ" officeooo:rsid="00427397"/>
    </style:style>
    <style:style style:name="T33" style:family="text">
      <style:text-properties fo:language="cs" fo:country="CZ" officeooo:rsid="003f90a0"/>
    </style:style>
    <style:style style:name="T34" style:family="text">
      <style:text-properties fo:language="cs" fo:country="CZ" officeooo:rsid="004541c4"/>
    </style:style>
    <style:style style:name="T35" style:family="text">
      <style:text-properties fo:language="cs" fo:country="CZ" officeooo:rsid="00464f38"/>
    </style:style>
    <style:style style:name="T36" style:family="text">
      <style:text-properties fo:language="cs" fo:country="CZ" officeooo:rsid="0046e36b"/>
    </style:style>
    <style:style style:name="T37" style:family="text">
      <style:text-properties fo:language="cs" fo:country="CZ" officeooo:rsid="004b2cd4"/>
    </style:style>
    <style:style style:name="T38" style:family="text">
      <style:text-properties fo:language="cs" fo:country="CZ" officeooo:rsid="004ca89f"/>
    </style:style>
    <style:style style:name="T39" style:family="text">
      <style:text-properties fo:language="cs" fo:country="CZ" officeooo:rsid="004f7413"/>
    </style:style>
    <style:style style:name="T40" style:family="text">
      <style:text-properties fo:language="cs" fo:country="CZ" officeooo:rsid="00524016"/>
    </style:style>
    <style:style style:name="T41" style:family="text">
      <style:text-properties fo:language="cs" fo:country="CZ" officeooo:rsid="0055bed9"/>
    </style:style>
    <style:style style:name="T42" style:family="text">
      <style:text-properties fo:language="cs" fo:country="CZ" officeooo:rsid="00575708"/>
    </style:style>
    <style:style style:name="T43" style:family="text">
      <style:text-properties fo:language="cs" fo:country="CZ" officeooo:rsid="0059c2c7"/>
    </style:style>
    <style:style style:name="T44" style:family="text">
      <style:text-properties fo:language="cs" fo:country="CZ" officeooo:rsid="005afae7"/>
    </style:style>
    <style:style style:name="T45" style:family="text">
      <style:text-properties fo:language="cs" fo:country="CZ" officeooo:rsid="005b995b"/>
    </style:style>
    <style:style style:name="T46" style:family="text">
      <style:text-properties officeooo:rsid="000ab30c"/>
    </style:style>
    <style:style style:name="T47" style:family="text">
      <style:text-properties fo:font-weight="normal" officeooo:rsid="000ab30c" style:font-weight-asian="normal" style:font-weight-complex="normal"/>
    </style:style>
    <style:style style:name="T48" style:family="text">
      <style:text-properties fo:font-weight="normal" officeooo:rsid="0010335e" style:font-weight-asian="normal" style:font-weight-complex="normal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03f959f"/>
    </style:style>
    <style:style style:name="T51" style:family="text">
      <style:text-properties fo:language="en" fo:country="US" fo:font-weight="bold" officeooo:rsid="0051b9d7" fo:background-color="#ffcc00" loext:char-shading-value="0" style:font-weight-asian="bold" style:font-weight-complex="bold"/>
    </style:style>
    <style:style style:name="T52" style:family="text">
      <style:text-properties fo:language="en" fo:country="US" fo:font-weight="bold" officeooo:rsid="0051b9d7" style:font-weight-asian="bold" style:font-weight-complex="bold"/>
    </style:style>
    <style:style style:name="T53" style:family="text">
      <style:text-properties fo:language="en" fo:country="US" officeooo:rsid="0052bf9f"/>
    </style:style>
    <style:style style:name="T54" style:family="text">
      <style:text-properties fo:language="en" fo:country="US" officeooo:rsid="0055bed9"/>
    </style:style>
    <style:style style:name="T55" style:family="text">
      <style:text-properties fo:language="en" fo:country="US" officeooo:rsid="00565d13"/>
    </style:style>
    <style:style style:name="T56" style:family="text">
      <style:text-properties fo:language="en" fo:country="US" officeooo:rsid="005b995b"/>
    </style:style>
    <style:style style:name="T57" style:family="text">
      <style:text-properties fo:language="en" fo:country="US" officeooo:rsid="005afae7"/>
    </style:style>
    <style:style style:name="T58" style:family="text">
      <style:text-properties officeooo:rsid="000e7254"/>
    </style:style>
    <style:style style:name="T59" style:family="text">
      <style:text-properties officeooo:rsid="000ed9e2"/>
    </style:style>
    <style:style style:name="T60" style:family="text">
      <style:text-properties officeooo:rsid="001446fc"/>
    </style:style>
    <style:style style:name="T61" style:family="text">
      <style:text-properties officeooo:rsid="0014d360"/>
    </style:style>
    <style:style style:name="T62" style:family="text">
      <style:text-properties officeooo:rsid="0019c00e"/>
    </style:style>
    <style:style style:name="T63" style:family="text">
      <style:text-properties officeooo:rsid="001ff6cb"/>
    </style:style>
    <style:style style:name="T64" style:family="text">
      <style:text-properties officeooo:rsid="0022b892"/>
    </style:style>
    <style:style style:name="T65" style:family="text">
      <style:text-properties officeooo:rsid="002b04fa"/>
    </style:style>
    <style:style style:name="T66" style:family="text">
      <style:text-properties officeooo:rsid="002d3ce4"/>
    </style:style>
    <style:style style:name="T67" style:family="text">
      <style:text-properties style:font-name="Liberation Sans" fo:font-size="18.2000007629395pt" fo:language="cs" fo:country="CZ" fo:font-weight="bold" officeooo:rsid="0034128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8" style:family="text">
      <style:text-properties style:font-name="Liberation Sans" fo:font-size="18.2000007629395pt" fo:language="cs" fo:country="CZ" fo:font-weight="bold" officeooo:rsid="004f741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9" style:family="text">
      <style:text-properties style:font-name="Liberation Sans" fo:font-size="14.1000003814697pt" fo:language="cs" fo:country="CZ" fo:font-weight="bold" officeooo:rsid="0046e36b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officeooo:rsid="003f90a0"/>
    </style:style>
    <style:style style:name="T72" style:family="text">
      <style:text-properties officeooo:rsid="0046e36b"/>
    </style:style>
    <style:style style:name="T73" style:family="text">
      <style:text-properties officeooo:rsid="0048c319"/>
    </style:style>
    <style:style style:name="T74" style:family="text">
      <style:text-properties officeooo:rsid="004a2d7f"/>
    </style:style>
    <style:style style:name="T75" style:family="text">
      <style:text-properties officeooo:rsid="00524016"/>
    </style:style>
    <style:style style:name="T76" style:family="text">
      <style:text-properties officeooo:rsid="0052bf9f"/>
    </style:style>
    <style:style style:name="T77" style:family="text">
      <style:text-properties officeooo:rsid="00544cb1"/>
    </style:style>
    <style:style style:name="T78" style:family="text">
      <style:text-properties officeooo:rsid="005b99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<text:span text:style-name="T39">Skill</text:span><text:span text:style-name="T68">s</text:span></text:h>
      <text:p text:style-name="P52"><text:span text:style-name="T1">Pod metriky spadají </text:span><text:span text:style-name="T23">vlastnosti, dovednosti a statistiky. Každá metrika má </text:span><text:span text:style-name="T27">základní hodnotu</text:span><text:span text:style-name="T23">, </text:span><text:span text:style-name="T26">která je uložena,</text:span><text:span text:style-name="T23"> a </text:span><text:span text:style-name="T27">aktuální hodnotu</text:span><text:span text:style-name="T23">, která je výsledkem aplikace efektů.</text:span></text:p>
      <text:h text:style-name="P66" text:outline-level="1">Vlastnosti</text:h>
      <text:p text:style-name="P34">Rozsah: 0 - 10 <text:span text:style-name="T61">(podle národa a pohlaví jsou určeny maximum a minimum)</text:span></text:p>
      <text:p text:style-name="P50"><text:span text:style-name="T20">Jsou předurčené národností postavy a pohlavím. Na začátku celkem </text:span><text:span text:style-name="T21">3</text:span><text:span text:style-name="T20">0, z toho lze rozdělit </text:span><text:span text:style-name="T21">6</text:span><text:span text:style-name="T20"> bod</text:span><text:span text:style-name="T21">ů</text:span><text:span text:style-name="T20">, poté každ</text:span><text:span text:style-name="T21">ých</text:span><text:span text:style-name="T20"> </text:span><text:span text:style-name="T21">5 </text:span><text:span text:style-name="T20">levelů další bod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Síla</text:p>
          </table:table-cell>
          <table:table-cell table:style-name="Table2.B1" office:value-type="string">
            <text:p text:style-name="P11">Zbraně (poškození), nosnost</text:p>
          </table:table-cell>
        </table:table-row>
        <table:table-row>
          <table:table-cell table:style-name="Table2.A2" office:value-type="string">
            <text:p text:style-name="P16">Obratnost</text:p>
          </table:table-cell>
          <table:table-cell table:style-name="Table2.B2" office:value-type="string">
            <text:p text:style-name="P11">Zbraně (zasažení), <text:span text:style-name="T53">vyhnut</text:span><text:span text:style-name="T76">í se</text:span></text:p>
          </table:table-cell>
        </table:table-row>
        <table:table-row>
          <table:table-cell table:style-name="Table2.A2" office:value-type="string">
            <text:p text:style-name="P10">Odolnost</text:p>
          </table:table-cell>
          <table:table-cell table:style-name="Table2.B2" office:value-type="string">
            <text:p text:style-name="P11">Zdraví, hlad, žízeň</text:p>
          </table:table-cell>
        </table:table-row>
        <table:table-row>
          <table:table-cell table:style-name="Table2.A2" office:value-type="string">
            <text:p text:style-name="P16">Chytrost (inteligence)</text:p>
          </table:table-cell>
          <table:table-cell table:style-name="Table2.B2" office:value-type="string">
            <text:p text:style-name="P24">Obchodování, řemeslo</text:p>
          </table:table-cell>
        </table:table-row>
        <table:table-row>
          <table:table-cell table:style-name="Table2.A2" office:value-type="string">
            <text:p text:style-name="P16">Moudrost</text:p>
          </table:table-cell>
          <table:table-cell table:style-name="Table2.B2" office:value-type="string">
            <text:p text:style-name="P16"><text:span text:style-name="T72">Efektivita </text:span><text:span text:style-name="T77">rituálů</text:span></text:p>
          </table:table-cell>
        </table:table-row>
        <table:table-row>
          <table:table-cell table:style-name="Table2.A2" office:value-type="string">
            <text:p text:style-name="P16">Vůle</text:p>
          </table:table-cell>
          <table:table-cell table:style-name="Table2.B2" office:value-type="string">
            <text:p text:style-name="P28">Energie</text:p>
          </table:table-cell>
        </table:table-row>
      </table:table>
      <text:p text:style-name="P38"/>
      <text:h text:style-name="P67" text:outline-level="1">Dovednosti</text:h>
      <text:p text:style-name="P35">Rozsah 0 - 10</text:p>
      <text:p text:style-name="P64">Na začátku hry dostane každá postava několik bodů podle národa a pohlaví, hráč může rozdělit další 1 bod a potom při postupu na další level.</text:p>
      <text:p text:style-name="P6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<text:span text:style-name="T12">Chladné</text:span> zbraně</text:p>
          </table:table-cell>
          <table:table-cell table:style-name="Table1.A1" office:value-type="string">
            <text:p text:style-name="P18">Síla, obratnost</text:p>
          </table:table-cell>
          <table:table-cell table:style-name="Table1.C1" office:value-type="string">
            <text:p text:style-name="P31"><text:span text:style-name="T12">Pěstní klín, nůž, </text:span>dýka, kyj, kladivo, meč <text:span text:style-name="T9">a štít, hůl, palice, kopí</text:span></text:p>
          </table:table-cell>
        </table:table-row>
        <table:table-row>
          <table:table-cell table:style-name="Table1.A2" office:value-type="string">
            <text:p text:style-name="P19">Vrhací zbraně</text:p>
          </table:table-cell>
          <table:table-cell table:style-name="Table1.A2" office:value-type="string">
            <text:p text:style-name="P19">Síla, obratnost</text:p>
          </table:table-cell>
          <table:table-cell table:style-name="Table1.C2" office:value-type="string">
            <text:p text:style-name="P19">Oštěp, kámen, vrhací dýka, vrhací sekera</text:p>
          </table:table-cell>
        </table:table-row>
        <table:table-row>
          <table:table-cell table:style-name="Table1.A2" office:value-type="string">
            <text:p text:style-name="P31">Střelné zbraně</text:p>
          </table:table-cell>
          <table:table-cell table:style-name="Table1.A2" office:value-type="string">
            <text:p text:style-name="P18"><text:span text:style-name="T60">Síla, </text:span>obratnost</text:p>
          </table:table-cell>
          <table:table-cell table:style-name="Table1.C2" office:value-type="string">
            <text:p text:style-name="P31">prak, foukačka, luk</text:p>
          </table:table-cell>
        </table:table-row>
        <table:table-row>
          <table:table-cell table:style-name="Table1.A2" office:value-type="string">
            <text:p text:style-name="P25">Bojová umění</text:p>
          </table:table-cell>
          <table:table-cell table:style-name="Table1.A2" office:value-type="string">
            <text:p text:style-name="P20">obratnost</text:p>
          </table:table-cell>
          <table:table-cell table:style-name="Table1.C2" office:value-type="string">
            <text:p text:style-name="P21">Pravděpodobnost vyhnutí se</text:p>
          </table:table-cell>
        </table:table-row>
        <table:table-row>
          <table:table-cell table:style-name="Table1.A2" office:value-type="string">
            <text:p text:style-name="P31">Lov</text:p>
          </table:table-cell>
          <table:table-cell table:style-name="Table1.A2" office:value-type="string">
            <text:p text:style-name="P18">Obratnost</text:p>
          </table:table-cell>
          <table:table-cell table:style-name="Table1.C2" office:value-type="string">
            <text:p text:style-name="P31"><text:span text:style-name="T2">Lov, </text:span>rybaření, stahování z kůže, odebrání zubů, kostí, šlach, jedových žláz</text:p>
          </table:table-cell>
        </table:table-row>
        <table:table-row>
          <table:table-cell table:style-name="Table1.A2" office:value-type="string">
            <text:p text:style-name="P31">Řemeslo</text:p>
          </table:table-cell>
          <table:table-cell table:style-name="Table1.A2" office:value-type="string">
            <text:p text:style-name="P17">chytrost</text:p>
          </table:table-cell>
          <table:table-cell table:style-name="Table1.C2" office:value-type="string">
            <text:p text:style-name="P22">Výroba zbraní a ošacení z různých materiálů</text:p>
          </table:table-cell>
        </table:table-row>
        <table:table-row>
          <table:table-cell table:style-name="Table1.A2" office:value-type="string">
            <text:p text:style-name="P31">Vaření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Opékání<text:span text:style-name="T1"> </text:span><text:span text:style-name="T2">a uzení</text:span><text:span text:style-name="T1"> </text:span>masa, ryb, <text:span text:style-name="T2">p</text:span>olévky, chleba, slanečky, pivo, pálenka</text:p>
          </table:table-cell>
        </table:table-row>
        <table:table-row>
          <table:table-cell table:style-name="Table1.A2" office:value-type="string">
            <text:p text:style-name="P31">Bylinkářství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léčivé lektvary, odvary, masti, balzámy, jedy, mast<text:span text:style-name="T2">i, </text:span>otráven<text:span text:style-name="T2">é</text:span> šíp<text:span text:style-name="T2">y</text:span></text:p>
          </table:table-cell>
        </table:table-row>
        <table:table-row>
          <table:table-cell table:style-name="Table1.A2" office:value-type="string">
            <text:p text:style-name="P24">Obchodování</text:p>
          </table:table-cell>
          <table:table-cell table:style-name="Table1.A2" office:value-type="string">
            <text:p text:style-name="P24">chytrost</text:p>
          </table:table-cell>
          <table:table-cell table:style-name="Table1.C2" office:value-type="string">
            <text:p text:style-name="P24">Lepší podmínky při obchodování</text:p>
          </table:table-cell>
        </table:table-row>
        <table:table-row>
          <table:table-cell table:style-name="Table1.A2" office:value-type="string">
            <text:p text:style-name="P31">Lesan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přírodní magie (bonus v lese, přivolání zvěře na <text:soft-page-break/>pomoc)</text:p>
          </table:table-cell>
        </table:table-row>
        <table:table-row>
          <table:table-cell table:style-name="Table1.A2" office:value-type="string">
            <text:p text:style-name="P31">Vodan</text:p>
          </table:table-cell>
          <table:table-cell table:style-name="Table1.A2" office:value-type="string">
            <text:p text:style-name="P23">chytrost</text:p>
          </table:table-cell>
          <table:table-cell table:style-name="Table1.C2" office:value-type="string">
            <text:p text:style-name="P31">magie vody (hledání vody, ochranná magie, přidává životy)</text:p>
          </table:table-cell>
        </table:table-row>
        <table:table-row>
          <table:table-cell table:style-name="Table1.A2" office:value-type="string">
            <text:p text:style-name="P31">Ohňan</text:p>
          </table:table-cell>
          <table:table-cell table:style-name="Table1.A2" office:value-type="string">
            <text:p text:style-name="P17">chytrost</text:p>
          </table:table-cell>
          <table:table-cell table:style-name="Table1.C2" office:value-type="string">
            <text:p text:style-name="P31">magie ohně (rozdělání ohně, damage!)</text:p>
          </table:table-cell>
        </table:table-row>
        <table:table-row>
          <table:table-cell table:style-name="Table1.A2" office:value-type="string">
            <text:p text:style-name="P31">Živa</text:p>
          </table:table-cell>
          <table:table-cell table:style-name="Table1.A2" office:value-type="string">
            <text:p text:style-name="P23">vůle</text:p>
          </table:table-cell>
          <table:table-cell table:style-name="Table1.C2" office:value-type="string">
            <text:p text:style-name="P31">léčivá magie, <text:span text:style-name="T8">bonus ke zdraví</text:span></text:p>
          </table:table-cell>
        </table:table-row>
        <table:table-row>
          <table:table-cell table:style-name="Table1.A2" office:value-type="string">
            <text:p text:style-name="P31">Morana</text:p>
          </table:table-cell>
          <table:table-cell table:style-name="Table1.A2" office:value-type="string">
            <text:p text:style-name="P23">vůle</text:p>
          </table:table-cell>
          <table:table-cell table:style-name="Table1.C2" office:value-type="string">
            <text:p text:style-name="P31">černá magie (mocná kouzla, která ale mají vždy i stinnou stránku), <text:span text:style-name="T3">pouze Subterané</text:span></text:p>
          </table:table-cell>
        </table:table-row>
        <table:table-row>
          <table:table-cell table:style-name="Table1.A2" office:value-type="string">
            <text:p text:style-name="P22">Scientia</text:p>
          </table:table-cell>
          <table:table-cell table:style-name="Table1.A2" office:value-type="string">
            <text:p text:style-name="P23">chytrost</text:p>
          </table:table-cell>
          <table:table-cell table:style-name="Table1.C2" office:value-type="string">
            <text:p text:style-name="P1"><text:span text:style-name="T47">Použití některých cereluských nástrojů a předmětů, např. </text:span><text:span text:style-name="T48">k</text:span><text:span text:style-name="T47">řesadla, </text:span><text:span text:style-name="T48">samostřílu</text:span><text:span text:style-name="T47">,</text:span><text:span text:style-name="T46"> </text:span>pouze Cerelusané</text:p>
          </table:table-cell>
        </table:table-row>
      </table:table>
      <text:p text:style-name="P63"/>
      <text:h text:style-name="P68" text:outline-level="1"><text:span text:style-name="T67">S</text:span><text:span text:style-name="T20">tatistiky (stats)</text:span></text:h>
      <text:p text:style-name="P48"><text:span text:style-name="T16">Maximum je</text:span><text:span text:style-name="T1"> vypočítané z vlastností postavy a dalších efektů (předměty, kouzla atd.) </text:span></text:p>
      <text:p text:style-name="P53"><text:span text:style-name="T24">Barevně označené statistiky mají oproti ostatním metrikám navíc stav </text:span><text:span text:style-name="T26">(0..max)</text:span><text:span text:style-name="T24">, který</text:span><text:span text:style-name="T16"> </text:span><text:span text:style-name="T26">je uložen a </text:span><text:span text:style-name="T25">mění </text:span><text:span text:style-name="T26">se </text:span><text:span text:style-name="T25">vlivem času (zdraví, jídlo ...) nebo místa (teplota) </text:span><text:span text:style-name="T24">apod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Zdraví</text:p>
          </table:table-cell>
          <table:table-cell table:style-name="Table3.A1" office:value-type="string">
            <text:p text:style-name="P12">0..max</text:p>
          </table:table-cell>
          <table:table-cell table:style-name="Table3.C1" office:value-type="string">
            <text:p text:style-name="P8">Bdělost, bezvědomí, smrt</text:p>
          </table:table-cell>
        </table:table-row>
        <table:table-row table:style-name="Table3.2">
          <table:table-cell table:style-name="Table3.A2" office:value-type="string">
            <text:p text:style-name="P29"><text:span text:style-name="T51">Energie</text:span><text:span text:style-name="T4"> (tělesná </text:span><text:span text:style-name="T52">a </text:span><text:span text:style-name="T7">mentální </text:span><text:span text:style-name="T4">únava)</text:span>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2"><text:span text:style-name="T17">Únava snižuje hodnoty vlastností, </text:span><text:span text:style-name="T18">útoky zbraněmi ubírají únavu a vyčerpaná postava již nemůže dále útočit, </text:span><text:span text:style-name="T17">funguje jako mana,</text:span></text:p>
          </table:table-cell>
        </table:table-row>
        <table:table-row>
          <table:table-cell table:style-name="Table3.A2" office:value-type="string">
            <text:p text:style-name="P3">Nosnost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8"><text:span text:style-name="T59">V kamenech. 20 + (5 * síla) </text:span>Velký náklad zpomaluje a zvyšuje únavu</text:p>
          </table:table-cell>
        </table:table-row>
        <table:table-row>
          <table:table-cell table:style-name="Table3.A2" office:value-type="string">
            <text:p text:style-name="P6">Teplota</text:p>
          </table:table-cell>
          <table:table-cell table:style-name="Table3.A2" office:value-type="string">
            <text:p text:style-name="P26"><text:span text:style-name="T15">0</text:span><text:span text:style-name="T13">..max, </text:span><text:span text:style-name="T54">max = 10, </text:span><text:span text:style-name="T55">value =</text:span><text:span text:style-name="T54"> prost</text:span><text:span text:style-name="T41">ředí + oblečení + národ</text:span></text:p>
          </table:table-cell>
          <table:table-cell table:style-name="Table3.C2" office:value-type="string">
            <text:p text:style-name="P7"><text:span text:style-name="T63">Když klesne na nulu, postava </text:span><text:span text:style-name="T64">m</text:span><text:span text:style-name="T63">rzne, </text:span><text:span text:style-name="T64">při nižších hodnotách</text:span> ubývá zdraví.</text:p>
          </table:table-cell>
        </table:table-row>
        <table:table-row>
          <table:table-cell table:style-name="Table3.A2" office:value-type="string">
            <text:p text:style-name="P4">Jídlo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0"><text:span text:style-name="T23">Hlad s</text:span><text:span text:style-name="T17">nižuje </text:span><text:span text:style-name="T23">max. zdraví</text:span><text:span text:style-name="T17">, </text:span><text:span text:style-name="T23">sílu, </text:span><text:span text:style-name="T17">únavu</text:span></text:p>
          </table:table-cell>
        </table:table-row>
        <table:table-row table:style-name="Table3.6">
          <table:table-cell table:style-name="Table3.A2" office:value-type="string">
            <text:p text:style-name="P5">Voda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0"><text:span text:style-name="T23">Snižuje max.</text:span><text:span text:style-name="T17"> únavu, spánek nedoplňuje zdraví</text:span></text:p>
          </table:table-cell>
        </table:table-row>
        <table:table-row>
          <table:table-cell table:style-name="Table3.A2" office:value-type="string">
            <text:p text:style-name="P9"><text:span text:style-name="T62">Národ/</text:span><text:span text:style-name="T58">Rodný j</text:span>azyk</text:p>
          </table:table-cell>
          <table:table-cell table:style-name="Table3.A2" office:value-type="string">
            <text:p text:style-name="P14">A/J/R/K</text:p>
          </table:table-cell>
          <table:table-cell table:style-name="Table3.C2" office:value-type="string">
            <text:p text:style-name="P9">Adelanština/Jukijština, … </text:p>
          </table:table-cell>
        </table:table-row>
        <table:table-row>
          <table:table-cell table:style-name="Table3.A2" office:value-type="string">
            <text:p text:style-name="P13">Zásah</text:p>
          </table:table-cell>
          <table:table-cell table:style-name="Table3.A2" office:value-type="string">
            <text:p text:style-name="P15">%</text:p>
          </table:table-cell>
          <table:table-cell table:style-name="Table3.C2" office:value-type="string">
            <text:p text:style-name="P13">Pravděpodobnost zásahu, podle aktuální <text:soft-page-break/>zbraně, dovednosti a obratnosti</text:p>
          </table:table-cell>
        </table:table-row>
        <table:table-row>
          <table:table-cell table:style-name="Table3.A2" office:value-type="string">
            <text:p text:style-name="P13">Poškození</text:p>
          </table:table-cell>
          <table:table-cell table:style-name="Table3.A2" office:value-type="string">
            <text:p text:style-name="P15">N</text:p>
          </table:table-cell>
          <table:table-cell table:style-name="Table3.C2" office:value-type="string">
            <text:p text:style-name="P13">Míra poškození při zásahu, podle zbraně a její dovednosti (u chladných zbraní podle síly)</text:p>
          </table:table-cell>
        </table:table-row>
        <table:table-row>
          <table:table-cell table:style-name="Table3.A2" office:value-type="string">
            <text:p text:style-name="P13">Vyhnutí se</text:p>
          </table:table-cell>
          <table:table-cell table:style-name="Table3.A2" office:value-type="string">
            <text:p text:style-name="P13">%</text:p>
          </table:table-cell>
          <table:table-cell table:style-name="Table3.C2" office:value-type="string">
            <text:p text:style-name="P13">Pravděpodobnost vyhnutí se zásahu, podle obratnosti</text:p>
          </table:table-cell>
        </table:table-row>
        <table:table-row>
          <table:table-cell table:style-name="Table3.A2" office:value-type="string">
            <text:p text:style-name="P27">Ochrana</text:p>
          </table:table-cell>
          <table:table-cell table:style-name="Table3.A2" office:value-type="string">
            <text:p text:style-name="P27">N</text:p>
          </table:table-cell>
          <table:table-cell table:style-name="Table3.C2" office:value-type="string">
            <text:p text:style-name="P27">S<text:span text:style-name="T1">íla zbroje a odolnosti</text:span></text:p>
          </table:table-cell>
        </table:table-row>
      </table:table>
      <text:p text:style-name="P47"/>
      <text:h text:style-name="P69" text:outline-level="1">Permanenty</text:h>
      <text:p text:style-name="P44">Nemoci, artefakty a další měniče vlastností, dovedností a statistik. Každý permanent má alespoň jeden efekt.</text:p>
      <text:p text:style-name="P54"><text:span text:style-name="T26">Některé permanenty zmizí samy po nějakém čase, jiné je třeba </text:span><text:span text:style-name="T28">odstranit nějakou akcí (např. vyléčení nemoci nebo spánek pro ods</text:span><text:span text:style-name="T29">t</text:span><text:span text:style-name="T28">ranění únavy).</text:span></text:p>
      <text:list xml:id="list4051463745" text:style-name="L1">
        <text:list-item>
          <text:p text:style-name="P74">Artefakt <text:span text:style-name="T75">(na předmětu)</text:span></text:p>
        </text:list-item>
        <text:list-item>
          <text:p text:style-name="P74">Kouzlo</text:p>
        </text:list-item>
        <text:list-item>
          <text:p text:style-name="P74">Nemoc</text:p>
        </text:list-item>
        <text:list-item>
          <text:p text:style-name="P73"><text:span text:style-name="T29">Tělesné</text:span><text:span text:style-name="T28"> (</text:span><text:span text:style-name="T40">výsledek stavu </text:span><text:span text:style-name="T28">únav</text:span><text:span text:style-name="T40">y</text:span><text:span text:style-name="T28">, </text:span><text:span text:style-name="T29">zim</text:span><text:span text:style-name="T40">y</text:span><text:span text:style-name="T29">, hlad</text:span><text:span text:style-name="T40">u</text:span><text:span text:style-name="T29">...</text:span><text:span text:style-name="T28">)</text:span></text:p>
        </text:list-item>
      </text:list>
      <text:h text:style-name="Heading_20_2" text:outline-level="2">Efekty</text:h>
      <text:p text:style-name="P51"><text:span text:style-name="T22">Efekt je změna konkrétní vlastnosti, dovednosti nebo dovednosti, vět</text:span><text:span text:style-name="T29">š</text:span><text:span text:style-name="T22">inou je definován metrikou (např. </text:span><text:span text:style-name="T5">Síla -1</text:span><text:span text:style-name="T22">), </text:span><text:span text:style-name="T29">ale může mít i speciální podobu a být popsán slovně</text:span><text:span text:style-name="T22">. Efekt je vždy důsledkem nějakého permanentu. Některé efekty působí v čase (nap</text:span><text:span text:style-name="T28">ř. únava ubere kousek zdraví každou hodinu</text:span><text:span text:style-name="T22">).</text:span></text:p>
      <text:h text:style-name="P71" text:outline-level="1">Teplota</text:h>
      <text:p text:style-name="P77"><text:span text:style-name="T43">Výchozí teplota </text:span><text:span text:style-name="T56">1</text:span><text:span text:style-name="T44">0, </text:span><text:span text:style-name="T45">snížena</text:span><text:span text:style-name="T44"> biotopem a ovlivněná dalšími efekty</text:span></text:p>
      <text:p text:style-name="P78"><text:span text:style-name="T1">0 – postava mrzne</text:span></text:p>
      <text:p text:style-name="P78"><text:span text:style-name="T1">0 – 1 – postavě je zima</text:span></text:p>
      <text:p text:style-name="P78"><text:span text:style-name="T1">1 – 2 – postavě je chladno</text:span></text:p>
      <text:p text:style-name="P78"><text:span text:style-name="T1">2 – 8 – ok</text:span></text:p>
      <text:p text:style-name="P78"><text:span text:style-name="T1">8 – 9 – postavě je příliš teplo</text:span></text:p>
      <text:p text:style-name="P78"><text:soft-page-break/><text:span text:style-name="T1">9 – 10 – postavě je horko</text:span></text:p>
      <text:p text:style-name="P78"><text:span text:style-name="T1">10 – postava hoří</text:span></text:p>
      <text:p text:style-name="P78"><text:span text:style-name="T1"/></text:p>
      <text:h text:style-name="P70" text:outline-level="1">Postup na další úroveň</text:h>
      <text:p text:style-name="P36">Rozdělit <text:span text:style-name="T65">body pro dovednosti, případně vlastnosti </text:span><text:span text:style-name="T66">(každých 5 levelů)</text:span></text:p>
      <text:h text:style-name="Heading_20_1" text:outline-level="1">Boj</text:h>
      <text:p text:style-name="P33">Útok: zasažení, poškození</text:p>
      <text:p text:style-name="P33">Obrana: vyhnutí se, ochrana</text:p>
      <text:p text:style-name="P33">1. fáze – zasažení vs. vyhnutí se (zásah nebo vedle)</text:p>
      <text:p text:style-name="P33">2. fáze – poškození vs. Ochrana (poškození zbraně, zbroje a újma na zdraví)</text:p>
      <text:h text:style-name="Heading_20_1" text:outline-level="1"><text:span text:style-name="T10">M</text:span><text:span text:style-name="T1">agie</text:span></text:h>
      <text:p text:style-name="P46"><text:span text:style-name="T1">Použití magie zvyšuje únavu. Obřad se nemusí vždy podařit. Většina obřadů vyžaduje nějaký předmět </text:span><text:span text:style-name="T11">jako obětinu</text:span><text:span text:style-name="T1">.</text:span></text:p>
      <text:p text:style-name="P33">Účinky mohou být různé podle obřadu a výše dovednosti.</text:p>
      <text:h text:style-name="Heading_20_1" text:outline-level="1"><text:span text:style-name="T1">Vaření, </text:span><text:span text:style-name="T15">Bylinkářství</text:span><text:span text:style-name="T1"> a Ř</text:span><text:span text:style-name="T49">emeslo</text:span></text:h>
      <text:p text:style-name="P49"><text:span text:style-name="T11">Fungují velice podobně. </text:span><text:span text:style-name="T19">P</text:span><text:span text:style-name="T11">rodukty, které lze vyrobit, </text:span><text:span text:style-name="T19">se každá p</text:span><text:span text:style-name="T13">ostava musí </text:span><text:span text:style-name="T14">naučit formou receptů</text:span><text:span text:style-name="T11">. </text:span><text:span text:style-name="T19">Recepty vyžadují jistou v</text:span><text:span text:style-name="T11">ýš</text:span><text:span text:style-name="T19">i</text:span><text:span text:style-name="T11"> dovednosti, </text:span><text:span text:style-name="T19">aby bylo možné se je naučit i vyrábět</text:span><text:span text:style-name="T11">. </text:span><text:span text:style-name="T19">Postavy v družině se mohou recepty učit navzájem.</text:span></text:p>
      <text:p text:style-name="P37"><text:s/>Lze použít jen při táboření.</text:p>
      <text:h text:style-name="P72" text:outline-level="1">Podívat se po okolí</text:h>
      <text:p text:style-name="P61"><text:span text:style-name="T11">Speciální možnost dostupná při táboření. Postavy, které se půjdou rozhlédnout po okolí mohou nalézt vodu (Vodan), nalézt </text:span><text:span text:style-name="T15">luční </text:span><text:span text:style-name="T11">plody (Živa</text:span><text:span text:style-name="T15">)</text:span><text:span text:style-name="T11">, </text:span><text:span text:style-name="T15">lesní </text:span><text:span text:style-name="T21">lesní </text:span><text:span text:style-name="T15">plody (</text:span><text:span text:style-name="T11">Lesan), bylinky (bylinkářství) nebo ulovit zvěř (lov).</text:span></text:p>
      <text:h text:style-name="Heading_20_1" text:outline-level="1">Rozd<text:span text:style-name="T1">ělat oheň</text:span></text:h>
      <text:p text:style-name="P62"><text:span text:style-name="T11">Speciální možnost dostupná při táboření </text:span><text:span text:style-name="T42">pro postavy s obětováním Ohňanovi alespoň 1</text:span><text:span text:style-name="T11">.</text:span></text:p>
      <text:h text:style-name="Heading_20_1" text:outline-level="1"><text:soft-page-break/>Konverzace</text:h>
      <text:p text:style-name="P56"><text:span text:style-name="T31">Konverzace vždy probíhá mezi družinou na jedné straně a jednou NPC postavou na druhé straně. Vstup vypravěče může zmínit přítomnost dalších NPC postav </text:span><text:span text:style-name="T32">ve vstupu může být i hláška s odlišným portrétem</text:span><text:span text:style-name="T31">, ale s družino</text:span><text:span text:style-name="T33">u</text:span><text:span text:style-name="T31"> vždy mluví jedna NPC a </text:span><text:span text:style-name="T32">v záhlaví je</text:span><text:span text:style-name="T31"> jen jeden portrét.</text:span></text:p>
      <text:p text:style-name="P39">Za družinu mluví zpravidla hlavní hrdina, ale pokud nesplňuje podmínky (response condition), může za družinu promluvit i jiná postava, která je automaticky vybrána a její portrét <text:span text:style-name="T71">pak </text:span>zobrazen.</text:p>
      <text:p text:style-name="P40">Po zahájení konverzace se zobrazí první vstup (initial entry). <text:span text:style-name="T74">Výběrem odpovědi se konverzace posune k dalšímu vstupu.</text:span></text:p>
      <text:p text:style-name="P43">Pokud nejsou k dispozici další vstupy, je zobrazeno tlačítko pro opuštění a konverzace končí.</text:p>
      <text:h text:style-name="Heading_20_3" text:outline-level="3">Response Condition</text:h>
      <text:p text:style-name="P40">Jednoduchá podmínka na hodnotu metriky. Je<text:span text:style-name="T49"> definovan</text:span>á metrikou a typem podmínky.</text:p>
      <text:list xml:id="list2481844409" text:style-name="L2">
        <text:list-item>
          <text:p text:style-name="P75">Větší nebo rovná (např. <text:span text:style-name="T70">Vodan 5</text:span>)</text:p>
        </text:list-item>
        <text:list-item>
          <text:p text:style-name="P75">rovná (např. <text:span text:style-name="T70">pohlaví muž</text:span>)</text:p>
        </text:list-item>
        <text:list-item>
          <text:p text:style-name="P76">není rovná (např. )</text:p>
        </text:list-item>
      </text:list>
      <text:p text:style-name="P55"><text:span text:style-name="T30">Pokud ji hlavní hrdina nesplňuje, je vybrána jiná postava z družiny, která ji s</text:span><text:span text:style-name="T50">pl</text:span><text:span text:style-name="T30">ňuje, a ta potom mluví za družinu. Pokud podmínku nesplňuje žádná z postav, je text odpovědi neviditelný, ale podmínka je stále zobrazena, aby hráč věděl, že zde existuje další možnost a co má udělat, aby se mu odemknula.</text:span></text:p>
      <text:h text:style-name="Heading_20_3" text:outline-level="3"><text:span text:style-name="T30">R</text:span><text:span text:style-name="T1">esponse Price</text:span></text:h>
      <text:p text:style-name="P57"><text:span text:style-name="T34">Při zvolení této možnosti zaplatí družina NPC postavě, se kterou hovoří, </text:span><text:span text:style-name="T37">určité</text:span><text:span text:style-name="T34"> množství </text:span><text:span text:style-name="T37">nějakých </text:span><text:span text:style-name="T34">předmětů (např. </text:span><text:span text:style-name="T6">3x hrách</text:span><text:span text:style-name="T34"> nebo </text:span><text:span text:style-name="T6">10x stříbrňák</text:span><text:span text:style-name="T34">)</text:span></text:p>
      <text:p text:style-name="P57"><text:span text:style-name="T34">Možnost je viditelná, i když družina </text:span><text:span text:style-name="T37">zrovna </text:span><text:span text:style-name="T34">nemá požadované předměty.</text:span></text:p>
      <text:h text:style-name="Heading_20_3" text:outline-level="3"><text:span text:style-name="T34">R</text:span><text:span text:style-name="T1">esponse Story</text:span><text:span text:style-name="T36">point</text:span><text:span text:style-name="T1"> </text:span><text:span text:style-name="T69">Required</text:span></text:h>
      <text:p text:style-name="P58"><text:span text:style-name="T35">Definuje storypoint, který je nutno d</text:span><text:span text:style-name="T36">os</text:span><text:span text:style-name="T35">áhnout pro použití odpovědi, a také storypoint, po jehož dosažení odpověď zmizí.</text:span></text:p>
      <text:p text:style-name="P45">Pokud odpověď nesplňuje jednu z podmínek, není vůbec viditelná.</text:p>
      <text:h text:style-name="Heading_20_3" text:outline-level="3">JumpTo</text:h>
      <text:p text:style-name="P60"><text:span text:style-name="T37">P</text:span><text:span text:style-name="T38">okud vstup definuje JumpTo (odkaz na jiný vstup v konverzaci), jsou zobrazeny i odpovědi z tohoto vstupu (tedy nikoliv jeho hlášky, ale odpovídající odpovědi).</text:span></text:p>
      <text:p text:style-name="P59"><text:span text:style-name="T38">T</text:span><text:span text:style-name="T1">ypickým příkladem by byla možnost „Ještě jsme se chtěli na něco zeptat“, za kterou by následovaly možnosti odpovědí prvního vstupu konverzace.</text:span></text:p>
      <text:h text:style-name="Heading_20_1" text:outline-level="1"><text:soft-page-break/>Obchod</text:h>
      <text:p text:style-name="P41">Na Koboku i na Kontinentu se obchoduje směnou. I když národy na Kontinentu mají vlastní mince, <text:span text:style-name="T73">i tam lze</text:span> obchodovat výměnou zboží za zboží, pokud je jejich hodnota podobná.</text:p>
      <text:p text:style-name="P42">Na ocenění zboží, které prodává postava z družiny, má vliv její dovednost obchodování, chytrost a také národ (vztah mezi národem postavy a národem obchodníka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1:14:28.099000000</meta:creation-date>
    <dc:date>2023-03-25T18:25:52.549000000</dc:date>
    <meta:editing-duration>P14DT21H14M16S</meta:editing-duration>
    <meta:editing-cycles>35</meta:editing-cycles>
    <meta:generator>LibreOffice/7.0.1.2$Windows_X86_64 LibreOffice_project/7cbcfc562f6eb6708b5ff7d7397325de9e764452</meta:generator>
    <meta:document-statistic meta:table-count="3" meta:image-count="0" meta:object-count="0" meta:page-count="6" meta:paragraph-count="159" meta:word-count="1078" meta:character-count="7019" meta:non-whitespace-character-count="6089"/>
  </office:meta>
</office:document-meta>
</file>